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531cm"/>
    </style:style>
    <style:style style:name="Таблица1.C" style:family="table-column">
      <style:table-column-properties style:column-width="5.18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cm" style:rel-width="100%" fo:margin-left="0cm" fo:margin-top="0cm" fo:margin-bottom="0cm" table:align="left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.3" style:family="table-row">
      <style:table-row-properties style:min-row-height="0.049cm" fo:keep-together="auto"/>
    </style:style>
    <style:style style:name="Таблица2.4" style:family="table-row">
      <style:table-row-properties style:min-row-height="0.035cm" fo:keep-together="auto"/>
    </style:style>
    <style:style style:name="Таблица2.A23" style:family="table-cell">
      <style:table-cell-properties fo:padding="0.097cm" fo:border-left="0.5pt solid #000000" fo:border-right="none" fo:border-top="none" fo:border-bottom="0.5pt solid #000000"/>
    </style:style>
    <style:style style:name="Таблица3" style:family="table">
      <style:table-properties style:width="17cm" style:rel-width="100%" fo:margin-left="0cm" fo:margin-top="0cm" fo:margin-bottom="0cm" table:align="left" style:writing-mode="lr-tb"/>
    </style:style>
    <style:style style:name="Таблица3.A" style:family="table-column">
      <style:table-column-properties style:column-width="8.5cm" style:rel-column-width="32767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list-style-name="WWNum1">
      <style:paragraph-properties fo:break-before="page"/>
    </style:style>
    <style:style style:name="P2" style:family="paragraph" style:parent-style-name="Heading_20_2" style:list-style-name="WWNum1">
      <style:paragraph-properties fo:margin-left="0cm" fo:margin-right="0cm" fo:text-indent="1.251cm" style:auto-text-indent="false" fo:break-before="page"/>
    </style:style>
    <style:style style:name="P3" style:family="paragraph" style:parent-style-name="Heading_20_2" style:list-style-name="WWNum1">
      <style:paragraph-properties fo:margin-left="0cm" fo:margin-right="0cm" fo:text-indent="1.251cm" style:auto-text-indent="false"/>
    </style:style>
    <style:style style:name="P4" style:family="paragraph" style:parent-style-name="Heading_20_2" style:list-style-name="WWNum1">
      <style:paragraph-properties fo:margin-left="0cm" fo:margin-right="0cm" fo:line-height="150%" fo:text-indent="1.251cm" style:auto-text-indent="false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</style:style>
    <style:style style:name="P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/>
    </style:style>
    <style:style style:name="P7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</style:style>
    <style:style style:name="P8" style:family="paragraph" style:parent-style-name="Standard">
      <style:paragraph-properties fo:margin-left="0cm" fo:margin-right="0cm" fo:line-height="150%" fo:text-indent="1.251cm" style:auto-text-indent="false"/>
    </style:style>
    <style:style style:name="P9" style:family="paragraph" style:parent-style-name="Standard">
      <style:paragraph-properties fo:margin-left="0cm" fo:margin-right="0cm" fo:line-height="150%" fo:orphans="0" fo:widows="0" fo:text-indent="1.251cm" style:auto-text-indent="false"/>
    </style:style>
    <style:style style:name="P10" style:family="paragraph" style:parent-style-name="Standard">
      <style:paragraph-properties fo:line-height="150%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>
      <style:paragraph-properties fo:margin-left="0cm" fo:margin-right="0cm" fo:line-height="150%" fo:text-indent="1.251cm" style:auto-text-indent="false"/>
      <style:text-properties officeooo:paragraph-rsid="00172349"/>
    </style:style>
    <style:style style:name="P13" style:family="paragraph" style:parent-style-name="Standard">
      <style:paragraph-properties fo:margin-left="0cm" fo:margin-right="0cm" fo:line-height="150%" fo:text-indent="1.251cm" style:auto-text-indent="false"/>
      <style:text-properties officeooo:paragraph-rsid="0017246a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text-transform="uppercase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3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19" style:family="paragraph" style:parent-style-name="Standard">
      <style:text-properties style:font-name="Times New Roman" fo:font-size="14pt" style:font-size-asian="14pt" style:language-asian="ru" style:country-asian="RU" style:font-name-complex="Times New Roman2" style:language-complex="ar" style:country-complex="SA"/>
    </style:style>
    <style:style style:name="P20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style:font-size-asian="14pt" style:language-asian="ru" style:country-asian="RU" style:font-name-complex="Times New Roman2" style:language-complex="ar" style:country-complex="SA"/>
    </style:style>
    <style:style style:name="P21" style:family="paragraph" style:parent-style-name="Standard">
      <style:paragraph-properties fo:line-height="150%" fo:orphans="0" fo:widows="0"/>
      <style:text-properties style:font-name="Times New Roman" style:font-size-complex="14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line-height="138%"/>
    </style:style>
    <style:style style:name="P24" style:family="paragraph" style:parent-style-name="Standard">
      <style:text-properties style:font-name="Courier New" fo:font-size="11pt" style:font-size-asian="11pt" style:font-size-complex="11pt"/>
    </style:style>
    <style:style style:name="P25" style:family="paragraph" style:parent-style-name="Standard">
      <style:text-properties fo:color="#000000" loext:opacity="100%" fo:language="en" fo:country="US"/>
    </style:style>
    <style:style style:name="P26" style:family="paragraph" style:parent-style-name="Standard">
      <style:text-properties fo:color="#000000" loext:opacity="100%" style:font-name="Courier New" fo:font-size="11pt" fo:language="en" fo:country="US" style:font-size-asian="11pt" style:font-size-complex="11pt"/>
    </style:style>
    <style:style style:name="P27" style:family="paragraph" style:parent-style-name="Standard">
      <style:text-properties fo:color="#000000" loext:opacity="100%" style:font-name="Courier New" fo:font-size="11pt" fo:language="en" fo:country="US" style:font-size-asian="11pt" style:font-name-complex="Courier New1" style:font-size-complex="11pt"/>
    </style:style>
    <style:style style:name="P28" style:family="paragraph" style:parent-style-name="Standard">
      <style:text-properties fo:color="#000000" loext:opacity="100%" fo:font-size="14pt" fo:language="en" fo:country="US" fo:font-style="italic" style:font-size-asian="14pt" style:font-style-asian="italic" style:font-size-complex="14pt" style:font-style-complex="italic"/>
    </style:style>
    <style:style style:name="P29" style:family="paragraph" style:parent-style-name="Standard">
      <style:text-properties fo:color="#ff0000" loext:opacity="100%" fo:language="en" fo:country="US"/>
    </style:style>
    <style:style style:name="P30" style:family="paragraph" style:parent-style-name="Standard">
      <style:paragraph-properties fo:margin-left="0cm" fo:margin-right="0cm" fo:line-height="150%" fo:text-align="center" style:justify-single-word="false" fo:orphans="0" fo:widows="0" fo:text-indent="1.251cm" style:auto-text-indent="false"/>
      <style:text-properties officeooo:rsid="001474e1" officeooo:paragraph-rsid="001474e1"/>
    </style:style>
    <style:style style:name="P31" style:family="paragraph">
      <style:text-properties fo:language="en" fo:country="US"/>
    </style:style>
    <style:style style:name="P32" style:family="paragraph" style:parent-style-name="Table_20_Contents">
      <style:paragraph-properties fo:line-height="150%" fo:text-align="center" style:justify-single-word="false" fo:orphans="0" fo:widows="0"/>
    </style:style>
    <style:style style:name="P33" style:family="paragraph" style:parent-style-name="Table_20_Contents">
      <style:paragraph-properties fo:margin-left="0.101cm" fo:margin-right="0.101cm" fo:line-height="150%" fo:text-align="center" style:justify-single-word="false" fo:orphans="0" fo:widows="0" fo:text-indent="0cm" style:auto-text-indent="false"/>
    </style:style>
    <style:style style:name="P34" style:family="paragraph" style:parent-style-name="Table_20_Contents">
      <style:paragraph-properties fo:line-height="150%" fo:text-align="center" style:justify-single-word="false" fo:orphans="0" fo:widows="0"/>
      <style:text-properties fo:font-weight="normal" style:font-weight-asian="normal" style:font-weight-complex="normal"/>
    </style:style>
    <style:style style:name="P35" style:family="paragraph" style:parent-style-name="Table_20_Contents">
      <style:paragraph-properties fo:margin-left="0.101cm" fo:margin-right="0.101cm" fo:line-height="150%" fo:text-align="center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/>
    </style:style>
    <style:style style:name="P37" style:family="paragraph" style:parent-style-name="Text_20_body">
      <style:paragraph-properties fo:margin-top="0cm" fo:margin-bottom="0.499cm" style:contextual-spacing="false"/>
      <style:text-properties fo:color="#000000" loext:opacity="100%" style:font-name="Times New Roman" fo:font-size="14pt" style:font-size-asian="14pt" style:font-size-complex="14pt"/>
    </style:style>
    <style:style style:name="P38" style:family="paragraph" style:parent-style-name="Text_20_body">
      <style:paragraph-properties fo:margin-top="0cm" fo:margin-bottom="0cm" style:contextual-spacing="false" fo:line-height="138%"/>
      <style:text-properties fo:color="#000000" loext:opacity="100%" style:font-name="Times New Roman" fo:font-size="14pt" style:font-size-asian="14pt" style:font-size-complex="14pt"/>
    </style:style>
    <style:style style:name="P39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>
        <style:tab-stops>
          <style:tab-stop style:position="1.251cm"/>
        </style:tab-stops>
      </style:paragraph-properties>
    </style:style>
    <style:style style:name="T1" style:family="text">
      <style:text-properties fo:text-transform="uppercase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2" style:family="text">
      <style:text-properties fo:text-transform="uppercase" style:font-name="Times New Roman" style:language-asian="ru" style:country-asian="RU" style:font-name-complex="Times New Roman2" style:font-size-complex="14pt" style:language-complex="ar" style:country-complex="SA" style:font-weight-complex="bold"/>
    </style:style>
    <style:style style:name="T3" style:family="text">
      <style:text-properties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4" style:family="text">
      <style:text-properties style:font-name="Times New Roman" fo:font-size="14pt" fo:font-weight="bold" style:font-size-asian="14pt" style:language-asian="ru" style:country-asian="RU" style:font-weight-asian="bold" style:font-name-complex="Times New Roman2" style:language-complex="ar" style:country-complex="SA" style:font-weight-complex="bold"/>
    </style:style>
    <style:style style:name="T5" style:family="text"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T6" style:family="text">
      <style:text-properties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7" style:family="text">
      <style:text-properties style:font-name="Times New Roman" fo:font-size="14pt" style:font-size-asian="14pt" style:language-asian="ru" style:country-asian="RU" style:font-name-complex="Times New Roman2" style:language-complex="ar" style:country-complex="SA"/>
    </style:style>
    <style:style style:name="T8" style:family="text">
      <style:text-properties style:font-name="Times New Roman" fo:font-size="14pt" officeooo:rsid="0016083f" style:font-size-asian="14pt" style:language-asian="ru" style:country-asian="RU" style:font-name-complex="Times New Roman2" style:language-complex="ar" style:country-complex="SA"/>
    </style:style>
    <style:style style:name="T9" style:family="text">
      <style:text-properties style:font-name="Times New Roman" fo:font-size="14pt" officeooo:rsid="00172349" style:font-size-asian="14pt" style:language-asian="ru" style:country-asian="RU" style:font-name-complex="Times New Roman2" style:language-complex="ar" style:country-complex="SA"/>
    </style:style>
    <style:style style:name="T10" style:family="text">
      <style:text-properties style:font-name="Times New Roman" fo:font-size="14pt" officeooo:rsid="0017246a" style:font-size-asian="14pt" style:language-asian="ru" style:country-asian="RU" style:font-name-complex="Times New Roman2" style:language-complex="ar" style:country-complex="SA"/>
    </style:style>
    <style:style style:name="T11" style:family="text">
      <style:text-properties style:font-name="Times New Roman" fo:font-size="14pt" fo:language="en" fo:country="US" style:font-size-asian="14pt" style:language-asian="ru" style:country-asian="RU" style:font-name-complex="Times New Roman2" style:language-complex="ar" style:country-complex="SA"/>
    </style:style>
    <style:style style:name="T12" style:family="text">
      <style:text-properties style:font-name="Times New Roman" fo:font-size="14pt" fo:language="en" fo:country="US" officeooo:rsid="0016083f" style:font-size-asian="14pt" style:language-asian="ru" style:country-asian="RU" style:font-name-complex="Times New Roman2" style:language-complex="ar" style:country-complex="SA"/>
    </style:style>
    <style:style style:name="T13" style:family="text">
      <style:text-properties style:font-name="Times New Roman" fo:font-size="14pt" fo:language="en" fo:country="US" officeooo:rsid="00172349" style:font-size-asian="14pt" style:language-asian="ru" style:country-asian="RU" style:font-name-complex="Times New Roman2" style:language-complex="ar" style:country-complex="SA"/>
    </style:style>
    <style:style style:name="T14" style:family="text">
      <style:text-properties style:font-name="Times New Roman" fo:font-size="14pt" fo:language="en" fo:country="US" officeooo:rsid="0017246a" style:font-size-asian="14pt" style:language-asian="ru" style:country-asian="RU" style:font-name-complex="Times New Roman2" style:language-complex="ar" style:country-complex="SA"/>
    </style:style>
    <style:style style:name="T15" style:family="text">
      <style:text-properties style:font-name="Times New Roman" fo:font-size="14pt" fo:language="en" fo:country="US" style:font-size-asian="14pt" style:language-asian="ru" style:country-asian="RU" style:font-name-complex="Times New Roman2" style:font-size-complex="14pt" style:language-complex="ar" style:country-complex="SA"/>
    </style:style>
    <style:style style:name="T16" style:family="text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2" style:language-complex="ar" style:country-complex="SA" style:font-weight-complex="bold"/>
    </style:style>
    <style:style style:name="T17" style:family="text">
      <style:text-properties style:font-name="Times New Roman" fo:font-size="14pt" fo:language="ru" fo:country="RU" style:font-size-asian="14pt" style:language-asian="ru" style:country-asian="RU" style:font-name-complex="Times New Roman2" style:language-complex="ar" style:country-complex="SA"/>
    </style:style>
    <style:style style:name="T18" style:family="text">
      <style:text-properties style:font-name="Times New Roman" fo:font-size="14pt" fo:language="ru" fo:country="RU" officeooo:rsid="0016083f" style:font-size-asian="14pt" style:language-asian="ru" style:country-asian="RU" style:font-name-complex="Times New Roman2" style:language-complex="ar" style:country-complex="SA"/>
    </style:style>
    <style:style style:name="T19" style:family="text">
      <style:text-properties style:font-name="Times New Roman" fo:font-size="14pt" fo:language="ru" fo:country="RU" officeooo:rsid="00172349" style:font-size-asian="14pt" style:language-asian="ru" style:country-asian="RU" style:font-name-complex="Times New Roman2" style:language-complex="ar" style:country-complex="SA"/>
    </style:style>
    <style:style style:name="T20" style:family="text">
      <style:text-properties style:font-name="Times New Roman" fo:font-size="14pt" fo:language="ru" fo:country="RU" officeooo:rsid="0017246a" style:font-size-asian="14pt" style:language-asian="ru" style:country-asian="RU" style:font-name-complex="Times New Roman2" style:language-complex="ar" style:country-complex="SA"/>
    </style:style>
    <style:style style:name="T21" style:family="text">
      <style:text-properties style:font-name="Times New Roman" style:font-size-complex="14pt"/>
    </style:style>
    <style:style style:name="T22" style:family="text">
      <style:text-properties style:font-name="Times New Roman" style:font-name-complex="Times New Roman2"/>
    </style:style>
    <style:style style:name="T23" style:family="text">
      <style:text-properties style:font-name="Times New Roman" fo:font-size="13pt" style:font-size-asian="13pt" style:font-name-complex="Times New Roman2"/>
    </style:style>
    <style:style style:name="T24" style:family="text">
      <style:text-properties fo:color="#ff0000" loext:opacity="100%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25" style:family="text">
      <style:text-properties fo:color="#000000" loext:opacity="100%" style:font-name="Times New Roman" fo:font-size="14pt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26" style:family="text">
      <style:text-properties fo:color="#000000" loext:opacity="100%" style:font-name="Times New Roman" fo:font-size="14pt" fo:font-weight="bold" style:font-size-asian="14pt" style:language-asian="ru" style:country-asian="RU" style:font-weight-asian="bold" style:font-name-complex="Times New Roman2" style:language-complex="ar" style:country-complex="SA" style:font-weight-complex="bold"/>
    </style:style>
    <style:style style:name="T27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28" style:family="text">
      <style:text-properties fo:color="#000000" loext:opacity="100%" style:font-name="Times New Roman" fo:font-size="14pt" style:font-size-asian="14pt" style:font-name-complex="Times New Roman2"/>
    </style:style>
    <style:style style:name="T29" style:family="text">
      <style:text-properties fo:color="#000000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/>
    </style:style>
    <style:style style:name="T30" style:family="text">
      <style:text-properties fo:color="#000000" loext:opacity="100%" style:font-name="Times New Roman" fo:font-size="14pt" style:font-size-asian="14pt" style:font-size-complex="14pt"/>
    </style:style>
    <style:style style:name="T31" style:family="text">
      <style:text-properties fo:color="#000000" loext:opacity="100%" style:font-name="Times New Roman" fo:font-size="14pt" fo:language="en" fo:country="US" style:font-size-asian="14pt" style:font-name-complex="Times New Roman2"/>
    </style:style>
    <style:style style:name="T32" style:family="text">
      <style:text-properties fo:color="#000000" loext:opacity="100%" style:font-name="Times New Roman" fo:font-size="14pt" fo:language="en" fo:country="US" style:font-size-asian="14pt" style:language-asian="ru" style:country-asian="RU" style:font-name-complex="Times New Roman2" style:font-size-complex="14pt" style:language-complex="ar" style:country-complex="SA"/>
    </style:style>
    <style:style style:name="T33" style:family="text">
      <style:text-properties fo:color="#000000" loext:opacity="100%" style:font-name="Times New Roman" fo:font-size="14pt" fo:language="en" fo:country="US" officeooo:rsid="0016083f" style:font-size-asian="14pt" style:language-asian="ru" style:country-asian="RU" style:font-name-complex="Times New Roman2" style:font-size-complex="14pt" style:language-complex="ar" style:country-complex="SA"/>
    </style:style>
    <style:style style:name="T34" style:family="text">
      <style:text-properties fo:color="#000000" loext:opacity="100%" style:font-name="Times New Roman" fo:language="en" fo:country="US" style:font-size-complex="14pt"/>
    </style:style>
    <style:style style:name="T35" style:family="text">
      <style:text-properties fo:color="#000000" loext:opacity="100%" style:font-name="Times New Roman" style:font-size-complex="14pt"/>
    </style:style>
    <style:style style:name="T36" style:family="text">
      <style:text-properties fo:color="#000000" loext:opacity="100%"/>
    </style:style>
    <style:style style:name="T37" style:family="text">
      <style:text-properties fo:color="#000000" loext:opacity="100%" fo:font-size="14pt" style:font-size-asian="14pt" style:font-size-complex="14pt"/>
    </style:style>
    <style:style style:name="T38" style:family="text">
      <style:text-properties fo:color="#000000" loext:opacity="100%" fo:font-size="14pt" fo:language="en" fo:country="US" style:font-size-asian="14pt" style:font-size-complex="14pt"/>
    </style:style>
    <style:style style:name="T39" style:family="text">
      <style:text-properties fo:color="#000000" loext:opacity="100%" fo:font-size="14pt" fo:language="en" fo:country="US" officeooo:rsid="001474e1" style:font-size-asian="14pt" style:font-size-complex="14pt"/>
    </style:style>
    <style:style style:name="T40" style:family="text">
      <style:text-properties fo:color="#000000" loext:opacity="100%" fo:font-size="14pt" fo:language="en" fo:country="US" style:font-size-asian="14pt" style:font-name-complex="Courier New1" style:font-size-complex="14pt"/>
    </style:style>
    <style:style style:name="T41" style:family="text">
      <style:text-properties fo:color="#000000" loext:opacity="100%" fo:font-size="14pt" fo:language="en" fo:country="US" officeooo:rsid="001474e1" style:font-size-asian="14pt" style:font-name-complex="Courier New1" style:font-size-complex="14pt"/>
    </style:style>
    <style:style style:name="T42" style:family="text">
      <style:text-properties fo:color="#000000" loext:opacity="100%" fo:font-size="14pt" fo:language="en" fo:country="US" fo:font-style="italic" officeooo:rsid="001474e1" style:font-size-asian="14pt" style:font-style-asian="italic" style:font-size-complex="14pt" style:font-style-complex="italic"/>
    </style:style>
    <style:style style:name="T43" style:family="text">
      <style:text-properties fo:color="#000000" loext:opacity="100%" fo:font-size="14pt" fo:language="en" fo:country="US" fo:font-style="italic" officeooo:rsid="001474e1" style:font-size-asian="14pt" style:font-style-asian="italic" style:font-name-complex="Courier New1" style:font-size-complex="14pt" style:font-style-complex="italic"/>
    </style:style>
    <style:style style:name="T44" style:family="text">
      <style:text-properties fo:color="#000000" loext:opacity="100%" style:font-name="Courier New" fo:font-size="11pt" fo:language="en" fo:country="US" style:font-size-asian="11pt" style:font-name-complex="Courier New1" style:font-size-complex="11pt"/>
    </style:style>
    <style:style style:name="T45" style:family="text">
      <style:text-properties fo:font-variant="normal" fo:text-transform="none"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46" style:family="text">
      <style:text-properties fo:font-variant="normal" fo:text-transform="none" fo:color="#000000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47" style:family="text">
      <style:text-properties fo:font-variant="normal" fo:text-transform="none" fo:color="#ff0000" loext:opacity="100%" style:font-name="Times New Roman" fo:font-size="14pt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48" style:family="text">
      <style:text-properties style:font-name-complex="Times New Roman2"/>
    </style:style>
    <style:style style:name="T49" style:family="text">
      <style:text-properties style:font-name-complex="Times New Roman2" style:font-size-complex="14pt"/>
    </style:style>
    <style:style style:name="T50" style:family="text">
      <style:text-properties fo:language="en" fo:country="US"/>
    </style:style>
    <style:style style:name="T51" style:family="text">
      <style:text-properties fo:language="en" fo:country="US" style:font-name-complex="Times New Roman2" style:font-size-complex="14pt"/>
    </style:style>
    <style:style style:name="T52" style:family="text">
      <style:text-properties fo:font-size="14pt" style:font-size-asian="14pt" style:font-name-complex="Times New Roman2" style:font-size-complex="14pt"/>
    </style:style>
    <style:style style:name="T53" style:family="text">
      <style:text-properties fo:font-size="14pt" fo:language="en" fo:country="US" style:font-size-asian="14pt" style:font-name-complex="Times New Roman2" style:font-size-complex="14pt"/>
    </style:style>
    <style:style style:name="T54" style:family="text">
      <style:text-properties fo:font-size="13pt" style:font-size-asian="13pt" style:font-name-complex="Times New Roman2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МИНОБРНАУКИ РОССИИ</text:span></text:p>
      <text:p text:style-name="P5"><text:span text:style-name="T1">Санкт-Петербургский государственный</text:span></text:p>
      <text:p text:style-name="P5"><text:span text:style-name="T1">электротехнический университет</text:span></text:p>
      <text:p text:style-name="P5"><text:span text:style-name="T1">«ЛЭТИ» им. В.И. Ульянова (Ленина)</text:span></text:p>
      <text:p text:style-name="P5"><text:span text:style-name="T3">Кафедра МО ЭВМ</text:span>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39"><text:span text:style-name="Book_20_Title"><text:span text:style-name="T2">отчет</text:span></text:span></text:p>
      <text:p text:style-name="P5"><text:span text:style-name="T3">по лабораторной работе</text:span><text:span text:style-name="T24"> </text:span><text:span text:style-name="T25">№1</text:span></text:p>
      <text:p text:style-name="P5"><text:span text:style-name="T3">по дисциплине </text:span><text:span text:style-name="T25">«Параллельные алгоритмы»</text:span></text:p>
      <text:p text:style-name="P5"><text:span text:style-name="Book_20_Title"><text:span text:style-name="T45">Тема: </text:span></text:span><text:bookmark text:name="docs-internal-guid-6f170df7-7fff-4924-22"/><text:span text:style-name="Book_20_Title"><text:span text:style-name="T46">Основы работы с процессами и потоками</text:span></text:span><text:span text:style-name="Book_20_Title"><text:span text:style-name="T47"> </text:span></text:span></text:p>
      <text:p text:style-name="P15"/>
      <text:p text:style-name="P15"/>
      <text:p text:style-name="P15"/>
      <text:p text:style-name="P15"/>
      <text:p text:style-name="P15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<text:span text:style-name="T21">Студент гр. </text:span><text:span text:style-name="T34">0303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30"><text:span text:style-name="T35">Табаков П.Л.</text:span></text:p>
          </table:table-cell>
        </table:table-row>
        <table:table-row table:style-name="Таблица1.1">
          <table:table-cell table:style-name="Таблица1.A1" office:value-type="string">
            <text:p text:style-name="P9"><text:span text:style-name="T21">Преподаватель</text:span>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7"><text:span text:style-name="T35">Сергеева Е.И.</text:span></text:p>
          </table:table-cell>
        </table:table-row>
      </table:table>
      <text:p text:style-name="P18"/>
      <text:p text:style-name="P18"/>
      <text:p text:style-name="P5"><text:span text:style-name="T6">Санкт-Петербург</text:span></text:p>
      <text:p text:style-name="P22"><text:span text:style-name="T6"><text:s text:c="9"/>2023</text:span></text:p>
      <text:list xml:id="list1253891983" text:style-name="WWNum1">
        <text:list-item>
          <text:list>
            <text:list-item>
              <text:h text:style-name="P2" text:outline-level="2">Цель работы.</text:h>
            </text:list-item>
          </text:list>
        </text:list-item>
      </text:list>
      <text:p text:style-name="Text_20_body"><text:span text:style-name="T28">Изучение и практическое применение работы с процессами и потоками на языке </text:span><text:span text:style-name="T31">C</text:span><text:span text:style-name="T28">++.</text:span></text:p>
      <text:p text:style-name="Text_20_body"/>
      <text:list xml:id="list170135690258936" text:continue-numbering="true" text:style-name="WWNum1">
        <text:list-item>
          <text:list>
            <text:list-item>
              <text:h text:style-name="P3" text:outline-level="2">Задание.</text:h>
            </text:list-item>
          </text:list>
        </text:list-item>
      </text:list>
      <text:p text:style-name="P36"><text:bookmark text:name="docs-internal-guid-f49b4e1d-7fff-388b-d6"/><text:span text:style-name="T29">Выполнить умножение 2х матриц:</text:span></text:p>
      <text:p text:style-name="P36"><text:span text:style-name="T30">1)Входные матрицы вводятся из файла (или генерируются).</text:span></text:p>
      <text:p text:style-name="P36"><text:span text:style-name="T30">2)Результат записывается в файл.</text:span></text:p>
      <text:p text:style-name="P37"/>
      <text:p text:style-name="P36"><text:span text:style-name="T27">1.1. </text:span><text:span text:style-name="T30">Выполнить задачу, разбив её на 3 процесса. Выбрать механизм обмена данными между процессами.</text:span></text:p>
      <text:p text:style-name="P36"><text:span text:style-name="T30">1) Процесс 1: заполняет данными входные матрицы (читает из файла или генерирует их некоторым образом).</text:span></text:p>
      <text:p text:style-name="P36"><text:span text:style-name="T30">2) Процесс 2: выполняет умножение</text:span></text:p>
      <text:p text:style-name="P36"><text:span text:style-name="T30">3) Процесс 3: выводит результат</text:span></text:p>
      <text:p text:style-name="P36"><text:span text:style-name="T27">1.2.1 </text:span><text:span text:style-name="T30">Аналогично 1.1, используя потоки (std::threads)</text:span></text:p>
      <text:p text:style-name="P36"><text:span text:style-name="T27">1.2.2 </text:span><text:span text:style-name="T30">Разбить умножение на P потоков (“наивным” способом по строкам-столбцам).</text:span></text:p>
      <text:p text:style-name="P38"/>
      <text:p text:style-name="P23"><text:bookmark text:name="docs-internal-guid-cd7ade94-7fff-cdfa-80"/><text:span text:style-name="T30">Исследовать зависимость между количеством потоков, размерами входных данных и параметрами целевой вычислительной системы. Сформулировать ограничения. </text:span></text:p>
      <text:p text:style-name="P19"/>
      <text:list xml:id="list170135640697339" text:continue-numbering="true" text:style-name="WWNum1">
        <text:list-item>
          <text:list>
            <text:list-item>
              <text:h text:style-name="P4" text:outline-level="2">Выполнение работы.</text:h>
            </text:list-item>
          </text:list>
        </text:list-item>
      </text:list>
      <text:p text:style-name="P8"><text:span text:style-name="T7">Создание матрицы происходит с помощью функции: </text:span></text:p>
      <text:p text:style-name="P8"><text:span text:style-name="T14">List&lt;List&lt;Integer&gt;&gt;</text:span><text:span text:style-name="T7"> </text:span><text:span text:style-name="T11">generate</text:span><text:span text:style-name="T7"> (</text:span><text:span text:style-name="T14">int size</text:span><text:span text:style-name="T7">) – Функция, которая реализовывает генерацию двух матриц размера </text:span><text:span text:style-name="T14">size</text:span><text:span text:style-name="T7"> случайными числами от 0 до </text:span><text:span text:style-name="T10">150</text:span><text:span text:style-name="T7">. Входные параметры меняются в зависимости от рассматриваемой задачи.</text:span></text:p>
      <text:p text:style-name="P8"><text:span text:style-name="T7">Умножение матриц происходит с помощью функции:</text:span></text:p>
      <text:p text:style-name="P8"><text:span text:style-name="T7">&lt;</text:span><text:span text:style-name="T14">List&lt;List&lt;Integer&gt;&gt;</text:span><text:span text:style-name="T7"> multiply(</text:span><text:span text:style-name="T14">int size</text:span><text:span text:style-name="T7">) – Функция, которая реализовывает умножение двух матриц размера </text:span><text:span text:style-name="T14">size</text:span><text:span text:style-name="T7">, а также записывает результат умножения </text:span><text:soft-page-break/><text:span text:style-name="T7">в новую результирующую матрицу. Входные параметры меняются в зависимости от рассматриваемой задачи.</text:span></text:p>
      <text:p text:style-name="P8"><text:span text:style-name="T7">Умножение матриц для задачи 1.2.2 происходит с помощью функции:</text:span></text:p>
      <text:p text:style-name="P13"><text:span text:style-name="T7">&lt;</text:span><text:span text:style-name="T14">List&lt;List&lt;Integer&gt;&gt;</text:span><text:span text:style-name="T7"> multiply(</text:span><text:span text:style-name="T14">int size</text:span><text:span text:style-name="T7">) – на вход пода</text:span><text:span text:style-name="T20">ется размер матрицы, затем происходит вызов функции генерации (дважды) и возвращается</text:span><text:span text:style-name="T7"> <text:s/></text:span><text:span text:style-name="T11">result</text:span><text:span text:style-name="T7"> – результирующая матрица.</text:span></text:p>
      <text:p text:style-name="P8"><text:span text:style-name="T7"><text:s/></text:span><text:span text:style-name="T10">Вывод</text:span><text:span text:style-name="T7"> результирующей матрицы осуществляется при помощи функции:</text:span></text:p>
      <text:p text:style-name="P8"><text:span text:style-name="T14">ResponseEntity&lt;?&gt;</text:span><text:span text:style-name="T7"> </text:span><text:span text:style-name="T14">getMultiplied</text:span><text:span text:style-name="T7"> (</text:span><text:span text:style-name="T14">int size</text:span><text:span text:style-name="T7">) – в функцию передаётся </text:span><text:span text:style-name="T10">размер матрицы, происходит вызов функции перемножения</text:span><text:span text:style-name="T7">, после чего </text:span><text:span text:style-name="T20">результат записывается в консоль и возращается в теле ответа по сети.</text:span></text:p>
      <text:p text:style-name="P8"><text:span text:style-name="T4">1.1 Реализация с помощью процессов.</text:span></text:p>
      <text:p text:style-name="P8"><text:span text:style-name="T7">Умножение двух матриц при помощи процессов реализовано в файле </text:span><text:span text:style-name="T12">MultiplicationService.java</text:span><text:span text:style-name="T7">. </text:span></text:p>
      <text:p text:style-name="P8"><text:span text:style-name="T7">В качестве механизма обмена данными между процессами был выбран способ общения </text:span><text:span text:style-name="T8">по сети (</text:span><text:span text:style-name="T12">REST)</text:span><text:span text:style-name="T7">. </text:span></text:p>
      <text:p text:style-name="P8"><text:span text:style-name="T7">Разбиение на 3 процесса происходит </text:span><text:span text:style-name="T8">посредством разделения проекта на исполняемые модули, каждый модуль запускается отдельно как </text:span><text:span text:style-name="T12">java-</text:span><text:span text:style-name="T18">приложение</text:span><text:span text:style-name="T7">. Первый процесс реализовывает генерацию случайных чисел в файл для соответствующей матрицы. Второй процесс считывает значения матриц из файлов, производит умножение, а затем записывает результирующую матрицу в файл. Третий процесс считывает значения результирующей матрицы и выводит их в консоль.</text:span></text:p>
      <text:p text:style-name="P8"><text:span text:style-name="T4">1.2.1 Реализация с помощью потоков.</text:span></text:p>
      <text:p text:style-name="P8"><text:span text:style-name="T7">Умножение двух матриц при помощи потоков реализовано в файле </text:span><text:span text:style-name="T12">MultiplicationService.java</text:span><text:span text:style-name="T7">.</text:span></text:p>
      <text:p text:style-name="P8"><text:span text:style-name="T7">Разбиение на потоки происходит при помощи </text:span><text:span text:style-name="T12">ExecutorService</text:span><text:span text:style-name="T7">, котор</text:span><text:span text:style-name="T8">ый</text:span><text:span text:style-name="T7"> принимает </text:span><text:span text:style-name="T8">экземпляр </text:span><text:span text:style-name="T12">Runnable </text:span><text:span text:style-name="T18">и выполняет его на одном из потоков (количество задается в конструкторе)</text:span><text:span text:style-name="T7">. Ожидание исполнения поток</text:span><text:span text:style-name="T8">ов</text:span><text:span text:style-name="T7"> происходит при помощи метода </text:span><text:span text:style-name="T12">ExectuorService::shutdown</text:span><text:span text:style-name="T19">, и затем проверка </text:span><text:span text:style-name="T13">ExecutorService::isTerminated</text:span><text:span text:style-name="T7">. </text:span></text:p>
      <text:p text:style-name="P8"><text:soft-page-break/><text:span text:style-name="T4">1.2.1 Реализация умножения матриц с помощью </text:span><text:span text:style-name="T16">p</text:span><text:span text:style-name="T4"> потоков.</text:span></text:p>
      <text:p text:style-name="P12"><text:span text:style-name="T7">Умножение двух матриц при помощи p потоков реализовано в файле </text:span><text:span text:style-name="T12">MultiplicationService.java</text:span><text:span text:style-name="T7">.</text:span></text:p>
      <text:p text:style-name="P8"><text:span text:style-name="T7">Создаётся P потоков, затем идёт распределение вычислений по строкам матрицы между потоками и выполняется умножение элементов матрицы в каждом потоке. Каждый поток работает с определенными строками матрицы, это реализовано с помощью переменных</text:span><text:span text:style-name="T11"> </text:span><text:span text:style-name="T13">result, matrices</text:span><text:span text:style-name="T7">. </text:span><text:span text:style-name="T9">Количество поток записаны в</text:span><text:span text:style-name="T13"> THREAD_COUNT.</text:span><text:span text:style-name="T11"> </text:span><text:span text:style-name="T7">В конце мы дожидаемся завершения работы всех потоков и выводим результат.</text:span></text:p>
      <text:p text:style-name="P8"><text:span text:style-name="T26">1.3 Исследовать зависимость между количеством потоков, размерами входных данных и параметрами целевой вычислительной системы.</text:span><text:span text:style-name="T4"> </text:span></text:p>
      <text:p text:style-name="P8"><text:span text:style-name="T5">Исследуем зависимость времени работы программы от количества потоков. Для этого возьмём постоянный размер матрицы равный 1000</text:span><text:span text:style-name="T15">x</text:span><text:span text:style-name="T5">1000. Результат зависимости времени умножения матриц от количества потоков представлен в табл. 1.</text:span></text:p>
      <text:p text:style-name="P10"><text:span text:style-name="T5">Таблица 1 — Зависимость времени работы программы от количества потоков</text:span></text:p>
      <table:table table:name="Таблица2" table:style-name="Таблица2">
        <table:table-column table:style-name="Таблица2.A" table:number-columns-repeated="2"/>
        <table:table-row table:style-name="Таблица2.1">
          <table:table-cell table:style-name="Таблица2.A1" office:value-type="string">
            <text:p text:style-name="P32"><text:span text:style-name="T49">Количество потоков </text:span><text:span text:style-name="T51">P</text:span></text:p>
          </table:table-cell>
          <table:table-cell table:style-name="Таблица2.B1" office:value-type="string">
            <text:p text:style-name="P33"><text:span text:style-name="T49">Время работы программы, </text:span><text:span text:style-name="T51">ms</text:span></text:p>
          </table:table-cell>
        </table:table-row>
        <table:table-row table:style-name="Таблица2.1">
          <table:table-cell table:style-name="Таблица2.A2" office:value-type="string">
            <text:p text:style-name="P32"><text:span text:style-name="T49">1</text:span></text:p>
          </table:table-cell>
          <table:table-cell table:style-name="Таблица2.B1" office:value-type="string">
            <text:p text:style-name="P33"><text:span text:style-name="T22">11046</text:span></text:p>
          </table:table-cell>
        </table:table-row>
        <table:table-row table:style-name="Таблица2.3">
          <table:table-cell table:style-name="Таблица2.A2" office:value-type="string">
            <text:p text:style-name="P32"><text:span text:style-name="T49">5</text:span></text:p>
          </table:table-cell>
          <table:table-cell table:style-name="Таблица2.B1" office:value-type="string">
            <text:p text:style-name="P33"><text:span text:style-name="T22">3251</text:span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6</text:span></text:p>
          </table:table-cell>
          <table:table-cell table:style-name="Таблица2.B1" office:value-type="string">
            <text:p text:style-name="P33"><text:bookmark text:name="_GoBack"/><text:span text:style-name="T22">2644</text:span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7</text:span></text:p>
          </table:table-cell>
          <table:table-cell table:style-name="Таблица2.B1" office:value-type="string">
            <text:p text:style-name="P33"><text:span text:style-name="T22">2781</text:span></text:p>
          </table:table-cell>
        </table:table-row>
        <table:table-row table:style-name="Таблица2.4">
          <table:table-cell table:style-name="Таблица2.A2" office:value-type="string">
            <text:p text:style-name="P34"><text:span text:style-name="T54">8</text:span></text:p>
          </table:table-cell>
          <table:table-cell table:style-name="Таблица2.B1" office:value-type="string">
            <text:p text:style-name="P35"><text:span text:style-name="T23">2211</text:span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9</text:span></text:p>
          </table:table-cell>
          <table:table-cell table:style-name="Таблица2.B1" office:value-type="string">
            <text:p text:style-name="P33"><text:span text:style-name="T22">2679</text:span></text:p>
          </table:table-cell>
        </table:table-row>
        <table:table-row table:style-name="Таблица2.4">
          <table:table-cell table:style-name="Таблица2.B1" office:value-type="string">
            <text:p text:style-name="P32"><text:span text:style-name="T49">10</text:span></text:p>
          </table:table-cell>
          <table:table-cell table:style-name="Таблица2.B1" office:value-type="string">
            <text:p text:style-name="P33"><text:span text:style-name="T22">2654</text:span></text:p>
          </table:table-cell>
        </table:table-row>
        <table:table-row table:style-name="Таблица2.4">
          <table:table-cell table:style-name="Таблица2.B1" office:value-type="string">
            <text:p text:style-name="P32"><text:span text:style-name="T49">11</text:span></text:p>
          </table:table-cell>
          <table:table-cell table:style-name="Таблица2.B1" office:value-type="string">
            <text:p text:style-name="P33"><text:span text:style-name="T22">2753</text:span></text:p>
          </table:table-cell>
        </table:table-row>
        <table:table-row table:style-name="Таблица2.4">
          <table:table-cell table:style-name="Таблица2.B1" office:value-type="string">
            <text:p text:style-name="P32"><text:span text:style-name="T49">12</text:span></text:p>
          </table:table-cell>
          <table:table-cell table:style-name="Таблица2.B1" office:value-type="string">
            <text:p text:style-name="P33"><text:span text:style-name="T22">2681</text:span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13</text:span></text:p>
          </table:table-cell>
          <table:table-cell table:style-name="Таблица2.B1" office:value-type="string">
            <text:p text:style-name="P33"><text:span text:style-name="T22">2699</text:span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14</text:span></text:p>
          </table:table-cell>
          <table:table-cell table:style-name="Таблица2.B1" office:value-type="string">
            <text:p text:style-name="P33"><text:span text:style-name="T22">2544</text:span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15</text:span></text:p>
          </table:table-cell>
          <table:table-cell table:style-name="Таблица2.B1" office:value-type="string">
            <text:p text:style-name="P33"><text:span text:style-name="T22">2769</text:span><text:soft-page-break/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16</text:span></text:p>
          </table:table-cell>
          <table:table-cell table:style-name="Таблица2.B1" office:value-type="string">
            <text:p text:style-name="P33"><text:span text:style-name="T22">2628</text:span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17</text:span></text:p>
          </table:table-cell>
          <table:table-cell table:style-name="Таблица2.B1" office:value-type="string">
            <text:p text:style-name="P33"><text:span text:style-name="T22">2822</text:span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18</text:span></text:p>
          </table:table-cell>
          <table:table-cell table:style-name="Таблица2.B1" office:value-type="string">
            <text:p text:style-name="P33"><text:span text:style-name="T22">2616</text:span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19</text:span></text:p>
          </table:table-cell>
          <table:table-cell table:style-name="Таблица2.B1" office:value-type="string">
            <text:p text:style-name="P33"><text:span text:style-name="T22">2743</text:span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20</text:span></text:p>
          </table:table-cell>
          <table:table-cell table:style-name="Таблица2.B1" office:value-type="string">
            <text:p text:style-name="P33"><text:span text:style-name="T22">2672</text:span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21</text:span></text:p>
          </table:table-cell>
          <table:table-cell table:style-name="Таблица2.B1" office:value-type="string">
            <text:p text:style-name="P33"><text:span text:style-name="T22">2690</text:span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22</text:span></text:p>
          </table:table-cell>
          <table:table-cell table:style-name="Таблица2.B1" office:value-type="string">
            <text:p text:style-name="P33"><text:span text:style-name="T22">2356</text:span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23</text:span></text:p>
          </table:table-cell>
          <table:table-cell table:style-name="Таблица2.B1" office:value-type="string">
            <text:p text:style-name="P33"><text:span text:style-name="T22">2813</text:span></text:p>
          </table:table-cell>
        </table:table-row>
        <table:table-row table:style-name="Таблица2.4">
          <table:table-cell table:style-name="Таблица2.A2" office:value-type="string">
            <text:p text:style-name="P32"><text:span text:style-name="T49">24</text:span></text:p>
          </table:table-cell>
          <table:table-cell table:style-name="Таблица2.B1" office:value-type="string">
            <text:p text:style-name="P33"><text:span text:style-name="T22">2868</text:span></text:p>
          </table:table-cell>
        </table:table-row>
        <table:table-row table:style-name="Таблица2.1">
          <table:table-cell table:style-name="Таблица2.A23" office:value-type="string">
            <text:p text:style-name="P32"><text:span text:style-name="T49">25</text:span></text:p>
          </table:table-cell>
          <table:table-cell table:style-name="Таблица2.B1" office:value-type="string">
            <text:p text:style-name="P33"><text:span text:style-name="T22">2460</text:span></text:p>
          </table:table-cell>
        </table:table-row>
        <table:table-row table:style-name="Таблица2.1">
          <table:table-cell table:style-name="Таблица2.A23" office:value-type="string">
            <text:p text:style-name="P32"><text:span text:style-name="T49">100</text:span></text:p>
          </table:table-cell>
          <table:table-cell table:style-name="Таблица2.A2" office:value-type="string">
            <text:p text:style-name="P33"><text:span text:style-name="T22">2511</text:span></text:p>
          </table:table-cell>
        </table:table-row>
        <table:table-row table:style-name="Таблица2.1">
          <table:table-cell table:style-name="Таблица2.A23" office:value-type="string">
            <text:p text:style-name="P32"><text:span text:style-name="T49">500</text:span></text:p>
          </table:table-cell>
          <table:table-cell table:style-name="Таблица2.A2" office:value-type="string">
            <text:p text:style-name="P33"><text:span text:style-name="T22">2567</text:span></text:p>
          </table:table-cell>
        </table:table-row>
        <table:table-row table:style-name="Таблица2.1">
          <table:table-cell table:style-name="Таблица2.A23" office:value-type="string">
            <text:p text:style-name="P32"><text:span text:style-name="T49">1000</text:span></text:p>
          </table:table-cell>
          <table:table-cell table:style-name="Таблица2.A2" office:value-type="string">
            <text:p text:style-name="P33"><text:span text:style-name="T48">2860</text:span></text:p>
          </table:table-cell>
        </table:table-row>
      </table:table>
      <text:p text:style-name="P16"/>
      <text:p text:style-name="P8"><text:span text:style-name="T7">Исходя из результатов таблицы, можно сделать вывод, что увеличение количества потоков ускоряет выполнение работы, однако с определенного момента увеличение количества потоков мало влияет на время выполнения программы.</text:span></text:p>
      <text:p text:style-name="P20"/>
      <text:p text:style-name="P8"><text:span text:style-name="T5">Исследуем зависимость времени работы программы от размера входных данных, при количестве потоков равное 1. Результат зависимости времени умножения матриц от количества входных данных представлен в табл. 2.</text:span></text:p>
      <text:p text:style-name="P11"><text:span text:style-name="T5">Таблица 2 — Зависимость работы программы от входных данных</text:span></text:p>
      <table:table table:name="Таблица3" table:style-name="Таблица3">
        <table:table-column table:style-name="Таблица3.A" table:number-columns-repeated="2"/>
        <table:table-row table:style-name="Таблица3.1">
          <table:table-cell table:style-name="Таблица3.A1" office:value-type="string">
            <text:p text:style-name="P32"><text:span text:style-name="T49">Размер входной матрицы</text:span></text:p>
          </table:table-cell>
          <table:table-cell table:style-name="Таблица3.B1" office:value-type="string">
            <text:p text:style-name="P33"><text:span text:style-name="T49">Время работы программы, </text:span><text:span text:style-name="T51">ms</text:span></text:p>
          </table:table-cell>
        </table:table-row>
        <table:table-row table:style-name="Таблица3.1">
          <table:table-cell table:style-name="Таблица3.A2" office:value-type="string">
            <text:p text:style-name="P32"><text:span text:style-name="T51">100x100</text:span></text:p>
          </table:table-cell>
          <table:table-cell table:style-name="Таблица3.B2" office:value-type="string">
            <text:p text:style-name="P33"><text:span text:style-name="T49">14</text:span></text:p>
          </table:table-cell>
        </table:table-row>
        <table:table-row table:style-name="Таблица3.1">
          <table:table-cell table:style-name="Таблица3.A2" office:value-type="string">
            <text:p text:style-name="P32"><text:span text:style-name="T51">200x200</text:span></text:p>
          </table:table-cell>
          <table:table-cell table:style-name="Таблица3.B2" office:value-type="string">
            <text:p text:style-name="P33"><text:span text:style-name="T49">76</text:span></text:p>
          </table:table-cell>
        </table:table-row>
        <table:table-row table:style-name="Таблица3.1">
          <table:table-cell table:style-name="Таблица3.A2" office:value-type="string">
            <text:p text:style-name="P32"><text:span text:style-name="T51">500x500</text:span></text:p>
          </table:table-cell>
          <table:table-cell table:style-name="Таблица3.B2" office:value-type="string">
            <text:p text:style-name="P33"><text:span text:style-name="T49">1064</text:span>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32"><text:span text:style-name="T51">1000x1000</text:span></text:p>
          </table:table-cell>
          <table:table-cell table:style-name="Таблица3.B2" office:value-type="string">
            <text:p text:style-name="P33"><text:span text:style-name="T22">11046</text:span></text:p>
          </table:table-cell>
        </table:table-row>
      </table:table>
      <text:p text:style-name="P17"/>
      <text:p text:style-name="P8"><text:span text:style-name="T7">Исходя из результатов таблицы, можно сделать вывод, что увеличение размерности матрицы замедляет выполнение работы программы.</text:span></text:p>
      <text:list xml:id="list170135745461350" text:continue-numbering="true" text:style-name="WWNum1">
        <text:list-item>
          <text:list>
            <text:list-item>
              <text:h text:style-name="P3" text:outline-level="2"/>
            </text:list-item>
            <text:list-item>
              <text:h text:style-name="P4" text:outline-level="2">Выводы.</text:h>
            </text:list-item>
          </text:list>
        </text:list-item>
      </text:list>
      <text:p text:style-name="P8"><text:span text:style-name="T29">В процессе выполнения лабораторной работы были изучены и практически применены работы с процессами и потоками на языке </text:span><text:span text:style-name="T33">Java</text:span><text:span text:style-name="T29">. Были реализованы программы, соответствующие поставленным задачам, а именно:</text:span></text:p>
      <text:p text:style-name="P8"><text:span text:style-name="T29">1) Разбиение чтения, умножения и вывода матриц на 3 процесса</text:span></text:p>
      <text:p text:style-name="P8"><text:span text:style-name="T29">2) Разбиение чтения, умножения и вывода матриц на 3 потока</text:span></text:p>
      <text:p text:style-name="P8"><text:span text:style-name="T29">3) Разбиение чтения, умножения и вывода матриц на </text:span><text:span text:style-name="T32">p</text:span><text:span text:style-name="T29"> потоков</text:span></text:p>
      <text:p text:style-name="P8"><text:span text:style-name="T29">При исследовании зависимостей времени работы от количества потоков, размера входных данных и параметров целевой вычислительной системы, было выявлено:</text:span></text:p>
      <text:p text:style-name="P8"><text:span text:style-name="T29">1) Увеличение количества потоков уменьшает время работы программы, но с определенного момента происходит "насыщение" и время работы программы не сильно уменьшается.</text:span></text:p>
      <text:p text:style-name="P8"><text:span text:style-name="T29">2) Увеличение количества элементов матрицы приводит к увеличению времени работы программы.</text:span></text:p>
      <text:list xml:id="list170135746855057" text:continue-numbering="true" text:style-name="WWNum1">
        <text:list-item>
          <text:h text:style-name="P1" text:outline-level="1">Приложение А<text:line-break/>Исходный код программы</text:h>
        </text:list-item>
      </text:list>
      <text:p text:style-name="P24"/>
      <text:p text:style-name="Standard"><text:span text:style-name="T37">Название</text:span><text:span text:style-name="T38"> </text:span><text:span text:style-name="T37">файла</text:span><text:span text:style-name="T38">: </text:span><text:span text:style-name="T39">M</text:span><text:span text:style-name="T42">ultiplicationService.java</text:span></text:p>
      <text:p text:style-name="P25"/>
      <text:p text:style-name="Standard"><text:span text:style-name="T50">@Service</text:span><text:line-break/>public class MultiplicationService {<text:line-break/><text:line-break/> <text:s text:c="3"/>private final InputClient inputClient;<text:line-break/><text:line-break/> <text:s text:c="3"/>private static final int THREAD_COUNT = 1;<text:line-break/><text:line-break/> <text:s text:c="3"/>public MultiplicationService(InputClient inputClient) {<text:line-break/> <text:s text:c="7"/>this.inputClient = inputClient;<text:line-break/> <text:s text:c="7"/>System.out.println("Thread count: " + THREAD_COUNT);<text:line-break/> <text:s text:c="3"/>}<text:line-break/><text:line-break/> <text:s text:c="3"/>public List&lt;List&lt;Integer&gt;&gt; multiplicate(int size) {<text:line-break/> <text:s text:c="7"/>ExecutorService executorService = Executors.newFixedThreadPool(THREAD_COUNT);<text:line-break/><text:line-break/> <text:s text:c="7"/>List&lt;List&lt;Integer&gt;&gt; tasksIJ = new ArrayList&lt;&gt;(THREAD_COUNT); // indexes for each thread<text:line-break/><text:line-break/> <text:s text:c="7"/>for (int counter = 0; counter &lt; THREAD_COUNT; counter++) {<text:line-break/> <text:s text:c="11"/>tasksIJ.add(new ArrayList&lt;&gt;());<text:line-break/> <text:s text:c="7"/>}<text:line-break/><text:line-break/> <text:s text:c="7"/>for (int counter = 0; counter &lt; size; counter++) {<text:line-break/> <text:s text:c="11"/>tasksIJ.get(counter % THREAD_COUNT).add(counter);<text:line-break/> <text:s text:c="7"/>}<text:line-break/><text:line-break/> <text:s text:c="7"/>MatricesDTO matrices = inputClient.getMatrices(size);<text:line-break/><text:line-break/> <text:s text:c="7"/>int[][] result = new int[size][size];<text:line-break/><text:line-break/> <text:s text:c="7"/>for (int threadNum = 0; threadNum &lt; THREAD_COUNT; threadNum++) {<text:line-break/><text:line-break/> <text:s text:c="11"/>tasksIJ.get(threadNum).forEach(i -&gt; {<text:line-break/> <text:s text:c="15"/>executorService.submit(() -&gt; {<text:line-break/> <text:s text:c="19"/>calculateIJMult(i, result, matrices, size);<text:line-break/> <text:s text:c="15"/>});<text:line-break/> <text:s text:c="11"/>});<text:line-break/> <text:s text:c="7"/>}<text:line-break/><text:line-break/> <text:s text:c="7"/>executorService.shutdown();<text:line-break/><text:line-break/> <text:s text:c="7"/>List&lt;List&lt;Integer&gt;&gt; resultList = new ArrayList&lt;&gt;();<text:line-break/><text:line-break/> <text:s text:c="7"/>while (!executorService.isTerminated()) {<text:line-break/><text:line-break/> <text:s text:c="7"/>}<text:line-break/><text:line-break/><text:soft-page-break/> <text:s text:c="7"/>for (int i = 0; i &lt; size; i++) {<text:line-break/> <text:s text:c="11"/>resultList.add(Arrays.stream(result[i]).boxed().toList());<text:line-break/> <text:s text:c="7"/>}<text:line-break/><text:line-break/> <text:s text:c="7"/>return resultList;<text:line-break/> <text:s text:c="3"/>}<text:line-break/><text:line-break/> <text:s text:c="3"/>void calculateIJMult(int i, int[][] result, MatricesDTO matrices, int size) {<text:line-break/><text:line-break/> <text:s text:c="7"/>for (var j = 0; j &lt; size; j++) {<text:line-break/> <text:s text:c="11"/>for (var k = 0; k &lt; size; k++) {<text:line-break/> <text:s text:c="15"/>result[i][j] += matrices.getMatrix1().get(i).get(k) * matrices.getMatrix2().get(k).get(j);<text:line-break/> <text:s text:c="11"/>}<text:line-break/> <text:s text:c="7"/>}<text:line-break/><text:line-break/> <text:s text:c="3"/>}<text:line-break/>}</text:p>
      <text:p text:style-name="Standard"><text:span text:style-name="T50"/></text:p>
      <text:p text:style-name="P26"/>
      <text:p text:style-name="P26"/>
      <text:p text:style-name="P29"/>
      <text:p text:style-name="Standard"><text:span text:style-name="T38">Название файла: </text:span><text:span text:style-name="T42">MatrixGenerator.java</text:span></text:p>
      <text:p text:style-name="P28"/>
      <text:p text:style-name="Standard"><text:span text:style-name="T50">@Service</text:span><text:line-break/>@RequiredArgsConstructor<text:line-break/>public class MatrixGenerator {<text:line-break/><text:line-break/> <text:s text:c="3"/>public List&lt;List&lt;Integer&gt;&gt; generate(int size) {<text:line-break/><text:line-break/> <text:s text:c="7"/>Random random = new Random(0);<text:line-break/><text:line-break/> <text:s text:c="7"/>List&lt;List&lt;Integer&gt;&gt; matrix = new ArrayList&lt;&gt;(size);<text:line-break/><text:line-break/> <text:s text:c="7"/>for (int i = 0; i &lt; size; i++) {<text:line-break/> <text:s text:c="11"/>List&lt;Integer&gt; row = new ArrayList&lt;&gt;(size);<text:line-break/><text:line-break/> <text:s text:c="11"/>for (int j = 0; j &lt; size; j++) {<text:line-break/> <text:s text:c="15"/>row.add(random.nextInt(750) % 150);<text:line-break/> <text:s text:c="11"/>}<text:line-break/><text:line-break/> <text:s text:c="11"/>matrix.add(row);<text:line-break/> <text:s text:c="7"/>}<text:line-break/><text:line-break/> <text:s text:c="7"/>return matrix;<text:line-break/> <text:s text:c="3"/>}<text:line-break/><text:line-break/>}<text:line-break/></text:p>
      <text:p text:style-name="Standard"><text:span text:style-name="T44"/></text:p>
      <text:p text:style-name="P27"/>
      <text:p text:style-name="P27"/>
      <text:p text:style-name="Standard"><text:span text:style-name="T40">Название файла: </text:span><text:span text:style-name="T41">O</text:span><text:span text:style-name="T43">utputController.java</text:span></text:p>
      <text:p text:style-name="Standard"><text:soft-page-break/></text:p>
      <text:p text:style-name="Standard"><text:span text:style-name="T50">@RestController</text:span><text:line-break/>public class OutputController {<text:line-break/><text:line-break/> <text:s text:c="3"/>private final MatrixConsoleWriter matrixConsoleWriter;<text:line-break/> <text:s text:c="3"/>private final OutputClient outputClient;<text:line-break/><text:line-break/> <text:s text:c="3"/>public OutputController(MatrixConsoleWriter matrixConsoleWriter, OutputClient outputClient) {<text:line-break/> <text:s text:c="7"/>this.matrixConsoleWriter = matrixConsoleWriter;<text:line-break/> <text:s text:c="7"/>this.outputClient = outputClient;<text:line-break/> <text:s text:c="3"/>}<text:line-break/><text:line-break/> <text:s text:c="3"/>@GetMapping("/calculated/{size}")<text:line-break/> <text:s text:c="3"/>public ResponseEntity&lt;?&gt; write(@PathVariable @NonNull Integer size) {<text:line-break/><text:line-break/> <text:s text:c="7"/>var time1 = System.currentTimeMillis();<text:line-break/> <text:s text:c="7"/>List&lt;List&lt;Integer&gt;&gt; matrix = outputClient.getMultiplicated(size);<text:line-break/> <text:s text:c="7"/>matrixConsoleWriter.write(matrix);<text:line-break/> <text:s text:c="7"/>System.out.println("Executed. Millis spent: " + (System.currentTimeMillis() - time1));<text:line-break/><text:line-break/> <text:s text:c="7"/>return ResponseEntity.ok(matrix);<text:line-break/> <text:s text:c="3"/>}<text:line-break/>}<text:line-break/></text:p>
      <text:p text:style-name="Standard"><text:span text:style-name="T5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Title" style:next-style-name="Text_20_body" style:default-outline-level="1" style:list-style-name="WWNum1" style:class="text">
      <style:paragraph-properties fo:margin-top="0cm" fo:margin-bottom="0cm" style:contextual-spacing="false" fo:text-align="center" style:justify-single-word="false"/>
      <style:text-properties fo:text-transform="uppercase" style:font-name="Times New Roman1" fo:font-family="'Times New Roman'" style:font-family-generic="swiss" style:font-pitch="variable" fo:font-weight="bold" style:font-weight-asian="bold" style:font-size-complex="18pt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Heading_20_2" style:display-name="Heading 2" style:family="paragraph" style:parent-style-name="Title" style:next-style-name="Text_20_body" style:default-outline-level="2" style:list-style-name="WWNum1" style:list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swiss" style:font-pitch="variable" fo:font-weight="bold" style:font-weight-asian="bold" style:font-size-complex="16pt" style:font-weight-complex="bold"/>
    </style:style>
    <style:style style:name="caption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index_20_heading" style:display-name="index heading" style:family="paragraph" style:parent-style-name="Standard">
      <style:paragraph-properties text:number-lines="false" text:line-number="0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No_20_Spacing" style:display-name="No Spacing" style:family="paragraph">
      <style:paragraph-properties fo:margin-left="1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za</meta:initial-creator>
    <meta:editing-cycles>4</meta:editing-cycles>
    <meta:creation-date>2023-10-02T19:33:00</meta:creation-date>
    <dc:date>2023-10-29T17:01:33.883000000</dc:date>
    <dc:language>ru-RU</dc:language>
    <meta:editing-duration>PT1H13M11S</meta:editing-duration>
    <meta:generator>LibreOffice/7.3.5.2$Windows_X86_64 LibreOffice_project/184fe81b8c8c30d8b5082578aee2fed2ea847c01</meta:generator>
    <meta:document-statistic meta:table-count="3" meta:image-count="0" meta:object-count="0" meta:page-count="9" meta:paragraph-count="131" meta:word-count="1074" meta:character-count="9104" meta:non-whitespace-character-count="7553"/>
    <meta:user-defined meta:name="AppVersion">16.0000</meta:user-defined>
    <meta:template xlink:type="simple" xlink:actuate="onRequest" xlink:title="Normal.dotm" xlink:href=""/>
  </office:meta>
</office:document-meta>
</file>